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0pt" style:text-underline-style="solid" style:text-underline-width="auto" style:text-underline-color="font-color" fo:font-weight="bold" style:font-size-asian="8.75pt" style:font-weight-asian="bold" style:font-size-complex="10pt" style:font-weight-complex="bold"/>
    </style:style>
    <style:style style:name="P4" style:family="paragraph" style:parent-style-name="Standard">
      <style:text-properties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5" style:family="paragraph" style:parent-style-name="Standard">
      <style:text-properties fo:font-size="10pt" fo:font-style="normal" style:text-underline-style="solid" style:text-underline-width="auto" style:text-underline-color="font-color" fo:font-weight="normal" style:font-size-asian="8.75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text-properties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fo:font-size="10pt" style:font-size-asian="8.75pt" style:font-size-complex="10pt"/>
    </style:style>
    <style:style style:name="P8" style:family="paragraph" style:parent-style-name="Standard">
      <style:text-properties style:font-name="Monospace" fo:font-size="6pt" fo:font-style="normal" style:text-underline-style="none" fo:font-weight="normal" style:font-name-asian="Monospace" style:font-size-asian="6pt" style:font-style-asian="normal" style:font-weight-asian="normal" style:font-name-complex="Monospace" style:font-size-complex="6pt" style:font-style-complex="normal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6pt" style:font-name-asian="Monospace" style:font-size-asian="6pt" style:font-name-complex="Monospace" style:font-size-complex="6pt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Monospace" fo:font-size="6pt" fo:font-style="normal" style:text-underline-style="none" fo:font-weight="normal" style:font-name-asian="Monospace" style:font-size-asian="6pt" style:font-style-asian="normal" style:font-weight-asian="normal" style:font-name-complex="Monospace" style:font-size-complex="6pt" style:font-style-complex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2" style:family="paragraph" style:parent-style-name="Standard">
      <style:text-properties fo:font-size="10pt" style:text-underline-style="none" fo:font-weight="normal" style:font-size-asian="8.75pt" style:font-weight-asian="normal" style:font-size-complex="10pt" style:font-weight-complex="normal"/>
    </style:style>
    <style:style style:name="P13" style:family="paragraph" style:parent-style-name="Standard" style:list-style-name="L1">
      <style:text-properties fo:font-size="10pt" style:text-underline-style="none" fo:font-weight="normal" style:font-size-asian="8.75pt" style:font-weight-asian="normal" style:font-size-complex="10pt" style:font-weight-complex="normal"/>
    </style:style>
    <style:style style:name="P14" style:family="paragraph" style:parent-style-name="Standard">
      <style:text-properties fo:font-size="10pt" style:font-size-asian="8.75pt" style:font-size-complex="10pt"/>
    </style:style>
    <style:style style:name="P15" style:family="paragraph" style:parent-style-name="Standard">
      <style:text-properties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 style:list-style-name="L2">
      <style:text-properties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style:text-underline-style="none"/>
    </style:style>
    <style:style style:name="T7" style:family="text">
      <style:text-properties style:text-position="super 58%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ção do TP 0 de AEDS 3</text:p>
      <text:p text:style-name="P11">Pedro Araujo Pires</text:p>
      <text:p text:style-name="P11">08/04/2011</text:p>
      <text:p text:style-name="P1"/>
      <text:p text:style-name="P1"/>
      <text:p text:style-name="P1">Introdução</text:p>
      <text:p text:style-name="P1"/>
      <text:p text:style-name="Standard"><text:tab/><text:span text:style-name="T1">O algoritmo de Kemeny-Young é um algoritmo de ranqueamento, usado para determinar o resultado de uma eleição. A votação nesta eleição é feita através de listas de preferência, onde os nomes de todos os candidatos aparecem ordenados de acordo com a preferência do eleitor.</text:span></text:p>
      <text:p text:style-name="P7"><text:tab/>A idéia por trás do algoritmo é achar qual é a escolha mais popular. Para isso, primeiro é montada uma matriz que compara par a par as popularidades dos candidatos. Depois, para cada permutação da ordem dos candidatos é calculada uma pontuação, somando os valores contidos na matriz. A permutação com a maior pontuação indica a configuração vencedora.</text:p>
      <text:p text:style-name="P7"><text:tab/>Para este trabalho o algoritmo de Kemeny-Young foi implementado utilizando técnicas de paralelização. A geração de todas as permutações, e a geração de todas as combinações de candidatos para uma dada permutação, são executadas paralelamente.</text:p>
      <text:p text:style-name="P7"/>
      <text:p text:style-name="P2">Implementação</text:p>
      <text:p text:style-name="P2"/>
      <text:p text:style-name="P4">Estruturas de dados</text:p>
      <text:p text:style-name="P4"/>
      <text:p text:style-name="P12"><text:tab/>Para a implementação foi criada uma estrutura de dados para armazenar os dados de uma eleição. Essa estrutura <text:s/>é composta por três structs. A struct <text:span text:style-name="T2">Voto</text:span><text:span text:style-name="T4"> armazena as informações de um voto, que são o total de pessoas que escolheram aquela ordem de candidatos, e um array com a ordem dos candidatos. A struct </text:span><text:span text:style-name="T2">Resultado</text:span><text:span text:style-name="T4"> é similar à struct Voto, e armazena os dados do resultado da eleição, que são a ordem de candidatos com a maior pontuação, e a maior pontuação. Por fim, a struct </text:span><text:span text:style-name="T2">Eleicao</text:span><text:span text:style-name="T4"> armazena os dados de uma eleiçao, que são:</text:span></text:p>
      <text:list xml:id="list955707334" text:style-name="L1">
        <text:list-item>
          <text:p text:style-name="P13">um array com os nomes de todos os candidatos</text:p>
        </text:list-item>
        <text:list-item>
          <text:p text:style-name="P13">uma matriz que contém as preferências dos eleitores</text:p>
        </text:list-item>
        <text:list-item>
          <text:p text:style-name="P13">o número de candidatos participando da eleição</text:p>
        </text:list-item>
        <text:list-item>
          <text:p text:style-name="P13">o número total de listas-voto</text:p>
        </text:list-item>
        <text:list-item>
          <text:p text:style-name="P13">um array de structs <text:span text:style-name="T2">Voto</text:span><text:span text:style-name="T4">, contendo todos os votos daquela eleição</text:span></text:p>
        </text:list-item>
        <text:list-item>
          <text:p text:style-name="P13"><text:span text:style-name="T4">uma struct </text:span><text:span text:style-name="T2">Resultado</text:span><text:span text:style-name="T4">, para armazenar o resultado da eleição.</text:span></text:p>
        </text:list-item>
      </text:list>
      <text:p text:style-name="P6"/>
      <text:p text:style-name="P6"><text:tab/>Também foram criadas duas structs, para armazenar os dados das permutações e das combinações geradas paralelamente. Essas structs estão definidas no arquivo enumerations.h. Ambas as structs são muito similares, armazenando os dados com as mesmas funcionalidades:</text:p>
      <text:list xml:id="list957662567" text:style-name="L2">
        <text:list-item>
          <text:p text:style-name="P16">O número de elementos no conjunto</text:p>
        </text:list-item>
        <text:list-item>
          <text:p text:style-name="P16">A cardinalidade do conjunto de permutações/combinações</text:p>
        </text:list-item>
        <text:list-item>
          <text:p text:style-name="P16">Um array (permutação) e uma matriz (combinação) com valores usados para gerar uma permutação/combinação.</text:p>
        </text:list-item>
        <text:list-item>
          <text:p text:style-name="P16">Um array para armazenar a permutação/combinação gerada.</text:p>
        </text:list-item>
      </text:list>
      <text:p text:style-name="P6"/>
      <text:p text:style-name="P6"/>
      <text:p text:style-name="P6"/>
      <text:p text:style-name="P5">Fluxo de execução do programa</text:p>
      <text:p text:style-name="P6"/>
      <text:p text:style-name="P4"><text:span text:style-name="T5"><text:tab/>Quando o programa é executado, primeiramente ele lê o nome do arquivo de entrada passado como parâmetro, e abre o arquivo para leitura. O número de instâncias do problema é lido do arquivo, e depois os seguintes passos são executados para cada instância do problema: os dados da eleição são lidos e armazenados em uma struct </text:span><text:span text:style-name="T3">Eleicao</text:span><text:span text:style-name="T5">. Em seguida é montada a matriz com as preferências, e o resultado da eleição é calculado. O resultado da eleição é impresso na tela, e a memória alocada para a eleição é liberada.</text:span></text:p>
      <text:p text:style-name="P6"/>
      <text:p text:style-name="P5">Testes</text:p>
      <text:p text:style-name="P6"/>
      <text:p text:style-name="P6"><text:tab/>Por se tratar de um algoritmo muito simples, não foram feitos testes muito elaborados. A seguinte entrada foi utilizada para testar o programa:</text:p>
      <text:p text:style-name="P6"><text:soft-page-break/></text:p>
      <text:p text:style-name="P10">3</text:p>
      <text:p text:style-name="P9">4</text:p>
      <text:p text:style-name="P9">42</text:p>
      <text:p text:style-name="P9">1 2 3 4</text:p>
      <text:p text:style-name="P9">26</text:p>
      <text:p text:style-name="P9">2 3 4 1</text:p>
      <text:p text:style-name="P9">15</text:p>
      <text:p text:style-name="P9">3 4 2 1</text:p>
      <text:p text:style-name="P9">17</text:p>
      <text:p text:style-name="P9">4 3 2 1</text:p>
      <text:p text:style-name="P9">7</text:p>
      <text:p text:style-name="P9">42</text:p>
      <text:p text:style-name="P9">Memphis Nashville Chattanooga Knoxville</text:p>
      <text:p text:style-name="P9">26</text:p>
      <text:p text:style-name="P9">Nashville Chattanooga Knoxville Memphis</text:p>
      <text:p text:style-name="P9">15</text:p>
      <text:p text:style-name="P9">Chattanooga Knoxville Nashville Memphis</text:p>
      <text:p text:style-name="P9">17</text:p>
      <text:p text:style-name="P9">Knoxville Chattanooga Nashville Memphis</text:p>
      <text:p text:style-name="P9">35</text:p>
      <text:p text:style-name="P9">Chattanooga Nashville Memphis Knoxville</text:p>
      <text:p text:style-name="P9">47</text:p>
      <text:p text:style-name="P9">Chattanooga Knoxville Nashville Memphis</text:p>
      <text:p text:style-name="P9">22</text:p>
      <text:p text:style-name="P9">Knoxville Memphis Nashville Chattanooga</text:p>
      <text:p text:style-name="P9">2</text:p>
      <text:p text:style-name="P9">5</text:p>
      <text:p text:style-name="P9">as df</text:p>
      <text:p text:style-name="P9">5</text:p>
      <text:p text:style-name="P9">df as</text:p>
      <text:p text:style-name="P6"/>
      <text:p text:style-name="P6">A primeira eleição é a mesma eleição dada como exemplo na especificação do trabalho. Foi a eleição usada durante a implementação do algoritmo para testar se a solução estava certa ou não. A segunda eleição é uma extensão da primeira, e foi usada para testar a alocação dinâmica dos nomes dos candidatos. A terceira eleição é bem simples, e foi usada para testar <text:s text:c="2"/>o modo de escolher a lista ganhadora em caso de empate. Em todos os exemplos, o resultado foi calculado manualmente antes da execução, e o resultado foi comparado. A saída do programa para a entrada acima foi:</text:p>
      <text:p text:style-name="P6"/>
      <text:p text:style-name="P8">2 3 4 1 393</text:p>
      <text:p text:style-name="P9">Chattanooga Nashville Knoxville Memphis 789</text:p>
      <text:p text:style-name="P9">as df 5</text:p>
      <text:p text:style-name="P6"/>
      <text:p text:style-name="P4"><text:span text:style-name="T5"><text:tab/>Além desses testes, foi utilizado o programa </text:span><text:span text:style-name="T3">valgrind</text:span><text:span text:style-name="T5"> para verificar o gerenciamento de memória do programa. A saída do </text:span><text:span text:style-name="T3">valgrind</text:span><text:span text:style-name="T5"> foi:</text:span></text:p>
      <text:p text:style-name="P6"/>
      <text:p text:style-name="P8">HEAP SUMMARY:</text:p>
      <text:p text:style-name="P9"><text:s text:c="4"/>in use at exit: 0 bytes in 0 blocks</text:p>
      <text:p text:style-name="P9"><text:s text:c="2"/>total heap usage: 62 allocs, 62 frees, 1,724 bytes allocated</text:p>
      <text:p text:style-name="P9"/>
      <text:p text:style-name="P9">All heap blocks were freed -- no leaks are possible</text:p>
      <text:p text:style-name="P6"/>
      <text:p text:style-name="P5">Análise de complexidade</text:p>
      <text:p text:style-name="P6"/>
      <text:p text:style-name="P6"><text:tab/>O algoritmo possui várias fases, onde cada uma possui uma complexidade diferente. Na parte da montagem da matriz, são feitas (n * (n-1))/2 atribuições para cada lista-voto, onde n é o número de candidatos participantes da eleição. Portanto essa parte possui complexidade O(n<text:span text:style-name="T7">2</text:span>).</text:p>
      <text:p text:style-name="P6"><text:tab/>Depois que a matriz foi montada, um método recursivo calcula todas as permutações dos candidatos, e calcula a pontuação de cada configuração. Esse método recursivo consiste em trocar os elementos de um arranjo gerando assim as permutações. A seguinte equação de recorrência pode ser obtida, onde n é o número de candidatos:</text:p>
      <text:p text:style-name="P6"/>
      <text:p text:style-name="P6"><text:tab/>T(1) = 2</text:p>
      <text:p text:style-name="P6"><text:tab/>T(2) = 4</text:p>
      <text:p text:style-name="P6"><text:tab/>T(3) = 12</text:p>
      <text:p text:style-name="P6"><text:tab/>…</text:p>
      <text:p text:style-name="P6"><text:tab/>T(n) = n * T(n-1) = n!</text:p>
      <text:p text:style-name="P6"/>
      <text:p text:style-name="P6">Logo, a função recursiva possui compexidade O(n!).</text:p>
      <text:p text:style-name="P6"><text:tab/></text:p>
      <text:p text:style-name="P6"><text:tab/>Como consideramos somente a função mais demorada na hora de calcular a complexidade, o algoritmo é O(n!), onde n é o número de candidatos.</text:p>
      <text:p text:style-name="P6"/>
      <text:p text:style-name="P5">Decisões de implementação</text:p>
      <text:p text:style-name="P6"/>
      <text:p text:style-name="P5"><text:soft-page-break/><text:span text:style-name="T6"><text:tab/>Como não é sabido </text:span><text:span text:style-name="T3">a priori</text:span><text:span text:style-name="T6"> o número total de instâncias do problema, foi definido que, para cada instância do problema, seria alocado o espaço necessário para armazenar os dados da eleição, o resultado seria calculado, e o espaço alocado seria liberado. Dessa forma, o total de memória usada pelo programa em qualquer momento de sua execução é o espaço necessário para armazenar os dados de uma únca eleição.</text:span></text:p>
      <text:p text:style-name="P6"><text:tab/>Para algumas configurações de eleições, dois ou mais resultados irão obter a mesma pontuação. Foi definido que o primeiro resultado vencedor obtido será considerado o vencedor da eleição, independente de quantos resultados obtidos posteriormente possuem a mesma pontuação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dro Pires</meta:initial-creator>
    <meta:creation-date>2011-04-08T09:44:06</meta:creation-date>
    <dc:date>2011-05-13T11:56:24</dc:date>
    <dc:creator>Pedro Pires</dc:creator>
    <meta:editing-duration>PT02H49M29S</meta:editing-duration>
    <meta:editing-cycles>10</meta:editing-cycles>
    <meta:generator>OpenOffice.org/3.2$Linux OpenOffice.org_project/320m12$Build-9483</meta:generator>
    <meta:document-statistic meta:table-count="0" meta:image-count="0" meta:object-count="0" meta:page-count="3" meta:paragraph-count="78" meta:word-count="981" meta:character-count="5851"/>
  </office:meta>
</office:document-meta>
</file>